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Serif Medium" svg:font-family="'Roboto Serif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Serif Medium1" svg:font-family="'Roboto Serif Medium'" style:font-family-generic="system" style:font-pitch="variable"/>
  </office:font-face-decls>
  <office:automatic-styles>
    <style:style style:name="P1" style:family="paragraph" style:parent-style-name="Standard">
      <style:text-properties style:font-name="Roboto Serif Medium" style:font-name-asian="Roboto Serif Medium1" style:font-name-complex="Roboto Serif Medium1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color="#980000" style:font-name="Roboto Serif Medium" fo:font-size="13pt" style:font-name-asian="Roboto Serif Medium1" style:font-size-asian="13pt" style:font-name-complex="Roboto Serif Medium1" style:font-size-complex="13pt"/>
    </style:style>
    <style:style style:name="T2" style:family="text">
      <style:text-properties style:font-name="Roboto Serif Medium" style:font-name-asian="Roboto Serif Medium1" style:font-name-complex="Roboto Serif Medium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near convolution</text:span><text:span text:style-name="T2"> </text:span></text:p>
      <text:p text:style-name="P1"/>
      <text:p text:style-name="Standard"><text:span text:style-name="T2">%linear convolution</text:span></text:p>
      <text:p text:style-name="P1"/>
      <text:p text:style-name="Standard"><text:span text:style-name="T2">clc;</text:span></text:p>
      <text:p text:style-name="Standard"><text:span text:style-name="T2">clear all;</text:span></text:p>
      <text:p text:style-name="Standard"><text:span text:style-name="T2">close all;</text:span></text:p>
      <text:p text:style-name="Standard"><text:span text:style-name="T2">x=input ('Enter first sequence') </text:span></text:p>
      <text:p text:style-name="Standard"><text:span text:style-name="T2">h=input ('Enter second sequence')</text:span></text:p>
      <text:p text:style-name="Standard"><text:span text:style-name="T2">y=conv(x,h)</text:span></text:p>
      <text:p text:style-name="Standard"><text:span text:style-name="T2">subplot(3,1,1)</text:span></text:p>
      <text:p text:style-name="P1"/>
      <text:p text:style-name="Standard"><text:span text:style-name="T2">stem(x)</text:span></text:p>
      <text:p text:style-name="Standard"><text:span text:style-name="T2">xlabel('time')</text:span></text:p>
      <text:p text:style-name="Standard"><text:span text:style-name="T2">ylabel('amplitude')</text:span></text:p>
      <text:p text:style-name="Standard"><text:span text:style-name="T2">title('first input sequence')</text:span></text:p>
      <text:p text:style-name="Standard"><text:span text:style-name="T2">subplot(3,1,2)</text:span></text:p>
      <text:p text:style-name="P1"/>
      <text:p text:style-name="Standard"><text:span text:style-name="T2">stem(h)</text:span></text:p>
      <text:p text:style-name="Standard"><text:span text:style-name="T2">xlabel('time')</text:span></text:p>
      <text:p text:style-name="Standard"><text:span text:style-name="T2">ylabel('amplitude')</text:span></text:p>
      <text:p text:style-name="Standard"><text:span text:style-name="T2">title('second input sequence')</text:span></text:p>
      <text:p text:style-name="Standard"><text:span text:style-name="T2">subplot(3,1,3)</text:span></text:p>
      <text:p text:style-name="P1"/>
      <text:p text:style-name="Standard"><text:span text:style-name="T2">stem(h)</text:span></text:p>
      <text:p text:style-name="Standard"><text:soft-page-break/><text:span text:style-name="T2">xlabel('time')</text:span></text:p>
      <text:p text:style-name="Standard"><text:span text:style-name="T2">ylabel('amplitude')</text:span></text:p>
      <text:p text:style-name="Standard"><text:span text:style-name="T2">title('linear convolution'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Serif Medium" svg:font-family="'Roboto Serif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Serif Medium1" svg:font-family="'Roboto Serif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38" meta:character-count="387" meta:non-whitespace-character-count="370"/>
    <meta:generator>LibreOfficeDev/6.0.5.2$Linux_X86_64 LibreOffice_project/</meta:generator>
  </office:meta>
</office:document-meta>
</file>